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69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ce1" office:value-type="string" calcext:value-type="string">
            <text:p>UNUSED 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1 (44e10804): mmc.15 (GPIO UNCLAIMED) function pinmux_emmc2_pins group pinmux_emm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2 (44e10808): mmc.15 (GPIO UNCLAIMED) function pinmux_emmc2_pins group pinmux_emm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3 (44e1080c): mmc.15 (GPIO UNCLAIMED) function pinmux_emmc2_pins group pinmux_emm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 (44e10810): mmc.15 (GPIO UNCLAIMED) function pinmux_emmc2_pins group pinmux_emm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 (44e10814): mmc.15 (GPIO UNCLAIMED) function pinmux_emmc2_pins group pinmux_emm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6 (44e10818): mmc.15 (GPIO UNCLAIMED) function pinmux_emmc2_pins group pinmux_emm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7 (44e1081c): mmc.15 (GPIO UNCLAIMED) function pinmux_emmc2_pins group pinmux_emmc2_pins</text:p>
          </table:table-cell>
        </table:table-row>
        <table:table-row table:style-name="ro2">
          <table:table-cell/>
          <table:table-cell office:value-type="string" calcext:value-type="string">
            <text:p>pin 8 (44e1082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9 (44e1082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 (44e1082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 (44e1082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 (44e1083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 (44e1083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4 (44e1083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5 (44e1083c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16 (44e10840): gpio_keys.13 (GPIO UNCLAIMED) function pinmux_bone_lcd7_cape_keys_00A3_pins group pinmux_bone_lcd7_cape_keys_00A3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17 (44e10844): gpio_keys.13 (GPIO UNCLAIMED) function pinmux_bone_lcd7_cape_keys_00A3_pins group pinmux_bone_lcd7_cape_keys_00A3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18 (44e10848): backlight.11 (GPIO UNCLAIMED) function pinmux_pwm_bl_pins group pinmux_pwm_bl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19 (44e1084c): gpio_keys.13 (GPIO UNCLAIMED) function pinmux_bone_lcd7_cape_keys_00A3_pins group pinmux_bone_lcd7_cape_keys_00A3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20 (44e10850): rstctl.4 (GPIO UNCLAIMED) function pinmux_rstctl_pins group pinmux_rstctl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21 (44e10854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2 (44e10858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3 (44e1085c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4 (44e10860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5 (44e10864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6 (44e10868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7 (44e1086c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8 (44e10870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29 (44e10874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30 (44e10878): gpio-leds-cape-lcd7.12 (GPIO UNCLAIMED) function pinmux_bone_lcd7_cape_led_00A3_pins group pinmux_bone_lcd7_cape_led_00A3_pins</text:p>
          </table:table-cell>
        </table:table-row>
        <table:table-row table:style-name="ro2">
          <table:table-cell/>
          <table:table-cell office:value-type="string" calcext:value-type="string">
            <text:p>pin 31 (44e1087c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32 (44e10880): mmc.15 (GPIO UNCLAIMED) function pinmux_emmc2_pins group pinmux_emm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33 (44e10884): mmc.15 (GPIO UNCLAIMED) function pinmux_emmc2_pins group pinmux_emmc2_pins</text:p>
          </table:table-cell>
        </table:table-row>
        <table:table-row table:style-name="ro2">
          <table:table-cell/>
          <table:table-cell office:value-type="string" calcext:value-type="string">
            <text:p>pin 34 (44e1088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35 (44e1088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36 (44e1089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37 (44e1089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38 (44e1089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39 (44e1089c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40 (44e108a0): panel.14 (GPIO UNCLAIMED) function pinmux_bone_lcd7_cape_lcd_pins group pinmux_bone_lcd7_cape_lcd_pins</text:p>
          </table:table-cell>
        </table:table-row>
        <table:table-row table:style-name="ro2">
          <table:table-cell/>
          <table:table-cell office:value-type="string" calcext:value-type="string">
            <text:p>pin 41 (44e108a4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42 (44e108a8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3 (44e108ac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4 (44e108b0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5 (44e108b4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6 (44e108b8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7 (44e108bc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8 (44e108c0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49 (44e108c4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0 (44e108c8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1 (44e108cc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2 (44e108d0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3 (44e108d4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4 (44e108d8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5 (44e108dc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6 (44e108e0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7 (44e108e4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8 (44e108e8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59 (44e108ec): panel.14 (GPIO UNCLAIMED) function pinmux_bone_lcd7_cape_lcd_pins group pinmux_bone_lcd7_cape_lcd_pins</text:p>
          </table:table-cell>
        </table:table-row>
        <table:table-row table:style-name="ro2">
          <table:table-cell/>
          <table:table-cell office:value-type="string" calcext:value-type="string">
            <text:p>pin 60 (44e108f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1 (44e108f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2 (44e108f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3 (44e108f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4 (44e1090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5 (44e1090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6 (44e1090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7 (44e1090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8 (44e1091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69 (44e1091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0 (44e1091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1 (44e1091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2 (44e1092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3 (44e1092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4 (44e1092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5 (44e1092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6 (44e1093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7 (44e1093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8 (44e1093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79 (44e1093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80 (44e1094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81 (44e1094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82 (44e1094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83 (44e1094c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84 (44e10950): panel.14 (GPIO UNCLAIMED) function pinmux_bone_lcd7_cape_lcd_pins group pinmux_bone_lcd7_cape_lcd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85 (44e10954): gpio_keys.13 (GPIO UNCLAIMED) function pinmux_bone_lcd7_cape_keys_00A3_pins group pinmux_bone_lcd7_cape_keys_00A3_pins</text:p>
          </table:table-cell>
        </table:table-row>
        <table:table-row table:style-name="ro2">
          <table:table-cell/>
          <table:table-cell office:value-type="string" calcext:value-type="string">
            <text:p>pin 86 (44e1095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87 (44e1095c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88 (44e10960): mmc.5 (GPIO UNCLAIMED) function pinmux_mmc1_pins group pinmux_mmc1_pins</text:p>
          </table:table-cell>
        </table:table-row>
        <table:table-row table:style-name="ro2">
          <table:table-cell/>
          <table:table-cell office:value-type="string" calcext:value-type="string">
            <text:p>pin 89 (44e1096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90 (44e1096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91 (44e1096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92 (44e1097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93 (44e10974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94 (44e10978): 4819c000.i2c (GPIO UNCLAIMED) function pinmux_i2c2_pins group pinmux_i2c2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95 (44e1097c): 4819c000.i2c (GPIO UNCLAIMED) function pinmux_i2c2_pins group pinmux_i2c2_pins</text:p>
          </table:table-cell>
        </table:table-row>
        <table:table-row table:style-name="ro2">
          <table:table-cell/>
          <table:table-cell office:value-type="string" calcext:value-type="string">
            <text:p>pin 96 (44e1098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97 (44e10984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98 (44e10988): 44e0b000.i2c (GPIO UNCLAIMED) function pinmux_i2c0_pins group pinmux_i2c0_pins</text:p>
          </table:table-cell>
        </table:table-row>
        <table:table-row table:style-name="ro2">
          <table:table-cell/>
          <table:table-cell table:style-name="ce2" office:value-type="string" calcext:value-type="string">
            <text:p>pin 99 (44e1098c): 44e0b000.i2c (GPIO UNCLAIMED) function pinmux_i2c0_pins group pinmux_i2c0_pins</text:p>
          </table:table-cell>
        </table:table-row>
        <table:table-row table:style-name="ro2">
          <table:table-cell/>
          <table:table-cell office:value-type="string" calcext:value-type="string">
            <text:p>pin 100 (44e1099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1 (44e10994): (MUX UNCLAIMED) (GPIO UNCLAIMED)</text:p>
          </table:table-cell>
        </table:table-row>
        <table:table-row table:style-name="ro2">
          <table:table-cell/>
          <table:table-cell table:style-name="ce2" office:value-type="string" calcext:value-type="string">
            <text:p>pin 102 (44e10998): gpio_keys.13 (GPIO UNCLAIMED) function pinmux_bone_lcd7_cape_keys_00A3_pins group pinmux_bone_lcd7_cape_keys_00A3_pins</text:p>
          </table:table-cell>
        </table:table-row>
        <table:table-row table:style-name="ro2">
          <table:table-cell/>
          <table:table-cell office:value-type="string" calcext:value-type="string">
            <text:p>pin 103 (44e1099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4 (44e109a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5 (44e109a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6 (44e109a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7 (44e109a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8 (44e109b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09 (44e109b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0 (44e109b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1 (44e109b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2 (44e109c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3 (44e109c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4 (44e109c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5 (44e109c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6 (44e109d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7 (44e109d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8 (44e109d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19 (44e109d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0 (44e109e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1 (44e109e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2 (44e109e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3 (44e109e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4 (44e109f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5 (44e109f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6 (44e109f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7 (44e109f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8 (44e10a0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29 (44e10a0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0 (44e10a0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1 (44e10a0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2 (44e10a1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3 (44e10a1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4 (44e10a1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5 (44e10a1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6 (44e10a2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7 (44e10a24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8 (44e10a28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39 (44e10a2c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40 (44e10a30): (MUX UNCLAIMED) (GPIO UNCLAIMED)</text:p>
          </table:table-cell>
        </table:table-row>
        <table:table-row table:style-name="ro2">
          <table:table-cell/>
          <table:table-cell office:value-type="string" calcext:value-type="string">
            <text:p>pin 141 (44e10a34): (MUX UNCLAIMED) (GPIO UNCLAIM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2:09:42.579697135</meta:creation-date>
    <dc:date>2015-11-04T22:33:00.916704952</dc:date>
    <meta:editing-duration>PT8M8S</meta:editing-duration>
    <meta:editing-cycles>1</meta:editing-cycles>
    <meta:document-statistic meta:table-count="1" meta:cell-count="142" meta:object-count="0"/>
    <meta:generator>LibreOffice/4.2.8.2$Linux_X86_64 LibreOffice_project/420m0$Build-2</meta:generator>
  </office:meta>
</office:document-meta>
</file>